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6f2fc" officeooo:paragraph-rsid="001949e0" style:font-size-asian="14pt" style:font-size-complex="14pt"/>
    </style:style>
    <style:style style:name="P2" style:family="paragraph" style:parent-style-name="Standard">
      <style:text-properties fo:font-size="14pt" officeooo:rsid="0016f2fc" officeooo:paragraph-rsid="001b041b" style:font-size-asian="14pt" style:font-size-complex="14pt"/>
    </style:style>
    <style:style style:name="P3" style:family="paragraph" style:parent-style-name="Standard">
      <style:text-properties fo:font-size="14pt" officeooo:rsid="001949e0" officeooo:paragraph-rsid="001949e0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ca6e4"/>
    </style:style>
    <style:style style:name="P6" style:family="paragraph" style:parent-style-name="Standard">
      <style:paragraph-properties fo:margin-left="0.794cm" fo:margin-right="0cm" fo:text-align="start" style:justify-single-word="false" fo:orphans="2" fo:widows="2" fo:text-indent="0cm" style:auto-text-indent="false"/>
      <style:text-properties style:font-name="apple-system"/>
    </style:style>
    <style:style style:name="T1" style:family="text">
      <style:text-properties fo:font-variant="normal" fo:text-transform="none" fo:color="#212529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212529" style:font-name="apple-system" fo:font-size="11.25pt" fo:letter-spacing="normal" fo:font-style="normal" fo:font-weight="bold"/>
    </style:style>
    <style:style style:name="T3" style:family="text">
      <style:text-properties fo:font-variant="normal" fo:text-transform="none" fo:color="#212529" style:font-name="apple-system" fo:font-size="11.25pt" fo:letter-spacing="normal" fo:font-style="normal" fo:font-weight="bold" officeooo:rsid="001ca6e4"/>
    </style:style>
    <style:style style:name="T4" style:family="text">
      <style:text-properties officeooo:rsid="0018e2e6"/>
    </style:style>
    <style:style style:name="T5" style:family="text">
      <style:text-properties officeooo:rsid="001949e0"/>
    </style:style>
    <style:style style:name="T6" style:family="text">
      <style:text-properties officeooo:rsid="0019a528"/>
    </style:style>
    <style:style style:name="T7" style:family="text">
      <style:text-properties officeooo:rsid="001b041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3">Maximiliano Santomil – Entregable TP4Y5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4"><text:span text:style-name="Strong_20_Emphasis"><text:span text:style-name="T2">1.</text:span></text:span><text:span text:style-name="T1"> Los detalles del diseño Greedy del punto anterior: </text:span></text:p>
      <text:section text:style-name="Sect1" text:name="yui_3_17_2_1_1624560408378_47">
        <text:p text:style-name="P4"/>
        <text:section text:style-name="Sect1" text:name="yui_3_17_2_1_1624560408378_46">
          <text:p text:style-name="P6"><text:bookmark text:name="yui_3_17_2_1_1624560408378_45"/>¿Qué son los candidatos? ¿Cuál es el criterio Greedy para seleccionar el próximo candidato (incluyendo aquellos criterios que se pensaron y descartaron durante el desarrollo del trabajo) <text:bookmark text:name="yui_3_17_2_1_1624560408378_44"/>¿Cuándo es factible agregar un candidato a la solución? ¿Cuándo alcanzamos una solución al problema?</text:p>
        </text:section>
      </text:section>
      <text:p text:style-name="Standard"/>
      <text:p text:style-name="Standard"/>
      <text:p text:style-name="Standard"/>
      <text:p text:style-name="P1">Los candidatos <text:s/><text:span text:style-name="T4">son los empleados </text:span><text:span text:style-name="T6">de la empresa</text:span><text:span text:style-name="T4"> . </text:span></text:p>
      <text:p text:style-name="P2"><text:span text:style-name="T4">En principio ordeno mi lista de candidatos de mayor a menor. </text:span></text:p>
      <text:p text:style-name="P2"><text:span text:style-name="T7">Cada candidato tiene atributos como el nombre, apellido ,edad y fuerza de trabajo. </text:span></text:p>
      <text:p text:style-name="P2"><text:span text:style-name="T7">Este ultimo es el que nos interesa controlar para ir conformando los grupos.</text:span></text:p>
      <text:p text:style-name="P2"><text:span text:style-name="T7">En principio al estar los grupos vacíos ingreso un candidato en cada uno.</text:span><text:span text:style-name="T4"><text:line-break/>El criterio para seleccionar que candidatos van a un grupo o al otro , se da de acuerdo a la sumatoria de la fuerza de trabajo que se va componiendo cada grupo.<text:line-break/></text:span><text:span text:style-name="T5">Es factible agregar un candidato al </text:span><text:span text:style-name="T4"><text:s/>grupo 1 </text:span><text:span text:style-name="T5">si </text:span><text:span text:style-name="T4"><text:s/>tiene una fuerza </text:span><text:span text:style-name="T5">total</text:span><text:span text:style-name="T4"> </text:span><text:span text:style-name="T5">menor o igual</text:span><text:span text:style-name="T4"> que el grupo 2 <text:s/></text:span><text:span text:style-name="T5">hasta ese momento,</text:span><text:span text:style-name="T4"> sino </text:span><text:span text:style-name="T5">se agrega al grupo 2 </text:span><text:span text:style-name="T4">. </text:span><text:span text:style-name="T5">Y as</text:span><text:span text:style-name="T6">í</text:span><text:span text:style-name="T5"> se va componiendo </text:span><text:span text:style-name="T6">la</text:span><text:span text:style-name="T5"> solución. </text:span></text:p>
      <text:p text:style-name="P3">Se llega a la solución final <text:s/>cuando la lista de candidatos se vacía y mi contador de empleados es igual a la cantidad Total de empleados que ingresaron al principio del greed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5:52:15.291231750</meta:creation-date>
    <dc:date>2021-06-24T23:01:33.942157472</dc:date>
    <meta:editing-duration>PT5H48M7S</meta:editing-duration>
    <meta:editing-cycles>1</meta:editing-cycles>
    <meta:document-statistic meta:table-count="0" meta:image-count="0" meta:object-count="0" meta:page-count="1" meta:paragraph-count="9" meta:word-count="215" meta:character-count="1248" meta:non-whitespace-character-count="1031"/>
    <meta:generator>LibreOffice/6.4.7.2$Linux_X86_64 LibreOffice_project/40$Build-2</meta:generator>
  </office:meta>
</office:document-meta>
</file>